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itle" style:master-page-name="Standard">
      <style:paragraph-properties style:page-number="auto"/>
    </style:style>
    <style:style style:name="P2" style:family="paragraph" style:parent-style-name="Standard" style:list-style-name="L19">
      <style:text-properties officeooo:rsid="000e4dad" officeooo:paragraph-rsid="000e4dad"/>
    </style:style>
    <style:style style:name="P3" style:family="paragraph" style:parent-style-name="Standard" style:list-style-name="L20">
      <style:text-properties officeooo:rsid="000e4dad" officeooo:paragraph-rsid="000e4dad"/>
    </style:style>
    <style:style style:name="P4" style:family="paragraph" style:parent-style-name="Standard" style:list-style-name="L21">
      <style:text-properties officeooo:rsid="000e4dad" officeooo:paragraph-rsid="0010f621"/>
    </style:style>
    <style:style style:name="P5" style:family="paragraph" style:parent-style-name="Standard" style:list-style-name="L21">
      <style:text-properties officeooo:rsid="000e4dad" officeooo:paragraph-rsid="000e4dad"/>
    </style:style>
    <style:style style:name="P6" style:family="paragraph" style:parent-style-name="Standard" style:list-style-name="L17">
      <loext:graphic-properties draw:fill="none"/>
      <style:paragraph-properties fo:margin-top="0cm" fo:margin-bottom="0.282cm" loext:contextual-spacing="false" fo:line-height="108%" fo:text-align="start" style:justify-single-word="false" fo:orphans="2" fo:widows="2" fo:background-color="transparent" style:writing-mode="lr-tb"/>
      <style:text-properties officeooo:rsid="000e4dad" officeooo:paragraph-rsid="000e4dad"/>
    </style:style>
    <style:style style:name="P7" style:family="paragraph" style:parent-style-name="Standard" style:list-style-name="L18">
      <loext:graphic-properties draw:fill="none"/>
      <style:paragraph-properties fo:margin-top="0cm" fo:margin-bottom="0.282cm" loext:contextual-spacing="false" fo:line-height="108%" fo:text-align="start" style:justify-single-word="false" fo:orphans="2" fo:widows="2" fo:background-color="transparent" style:writing-mode="lr-tb"/>
      <style:text-properties officeooo:rsid="000e4dad" officeooo:paragraph-rsid="000e4dad"/>
    </style:style>
    <style:style style:name="P8" style:family="paragraph" style:parent-style-name="Standard" style:list-style-name="L17" style:master-page-name="">
      <loext:graphic-properties draw:fill="none"/>
      <style:paragraph-properties fo:margin-top="0cm" fo:margin-bottom="0.282cm" loext:contextual-spacing="false" fo:line-height="108%" fo:text-align="start" style:justify-single-word="false" fo:orphans="2" fo:widows="2" style:page-number="auto" fo:background-color="transparent" style:writing-mode="lr-tb"/>
      <style:text-properties officeooo:rsid="000e4dad" officeooo:paragraph-rsid="000e4dad"/>
    </style:style>
    <style:style style:name="P9" style:family="paragraph" style:parent-style-name="Standard" style:list-style-name="L18" style:master-page-name="">
      <loext:graphic-properties draw:fill="none"/>
      <style:paragraph-properties fo:margin-top="0cm" fo:margin-bottom="0.282cm" loext:contextual-spacing="false" fo:line-height="108%" fo:text-align="start" style:justify-single-word="false" fo:orphans="2" fo:widows="2" style:page-number="auto" fo:background-color="transparent" style:writing-mode="lr-tb"/>
      <style:text-properties officeooo:rsid="000e4dad" officeooo:paragraph-rsid="000e4dad"/>
    </style:style>
    <style:style style:name="T1" style:family="text">
      <style:text-properties officeooo:rsid="000fcab2"/>
    </style:style>
    <style:style style:name="T2" style:family="text">
      <style:text-properties officeooo:rsid="0010f621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IERA Wireless Printer Configuration</text:p>
      <text:p text:style-name="Heading_20_1">Windows</text:p>
      <text:list xml:id="list1850128700779240464" text:style-name="L17">
        <text:list-item>
          <text:p text:style-name="P8">Click the "Start" menu, then choose "Settings"</text:p>
        </text:list-item>
        <text:list-item>
          <text:p text:style-name="P6">Click "Devices" and ensure "Printers and Scanners" is selected on the left-hand side</text:p>
        </text:list-item>
        <text:list-item>
          <text:p text:style-name="P6">Click "Add a printer or scanner"</text:p>
        </text:list-item>
        <text:list-item>
          <text:p text:style-name="P6">Wait briefly for the option to appear, then click "The printer that I want isn’t listed."</text:p>
        </text:list-item>
        <text:list-item>
          <text:p text:style-name="P6">Select "Add a printer using a TCP/IP address or hostname" and click next</text:p>
        </text:list-item>
        <text:list-item>
          <text:p text:style-name="P6">Type in 129.105.79.70 for the color printer, or 129.105.79.250 for the black and white printer in the field called "Hostname or IP Address", then click next</text:p>
        </text:list-item>
        <text:list-item>
          <text:p text:style-name="P6">Installation should now proceed - please wait for Windows to complete it.</text:p>
        </text:list-item>
        <text:list-item>
          <text:p text:style-name="P6">The printer should now be set up. You may optionally print a test page to verify that this is the case.</text:p>
        </text:list-item>
      </text:list>
      <text:p text:style-name="Heading_20_1">macOS</text:p>
      <text:list xml:id="list2530538499597255478" text:style-name="L18">
        <text:list-item>
          <text:p text:style-name="P9">Go to "System Preferences"</text:p>
        </text:list-item>
        <text:list-item>
          <text:p text:style-name="P7">Click "Printers and Scanners"</text:p>
        </text:list-item>
        <text:list-item>
          <text:p text:style-name="P7">Click "+" at the bottom left under "Printers"</text:p>
        </text:list-item>
        <text:list-item>
          <text:p text:style-name="P7">Click "IP" at the top</text:p>
        </text:list-item>
        <text:list-item>
          <text:p text:style-name="P7">Enter the IP (129.105.79.70 for the color printer or 129.105.79.250 for the black and white).</text:p>
        </text:list-item>
        <text:list-item>
          <text:p text:style-name="P7">Click <text:span text:style-name="T1">"</text:span>Add<text:span text:style-name="T1">"</text:span></text:p>
        </text:list-item>
        <text:list-item>
          <text:p text:style-name="P7">Check "Duplex Printing Unit"</text:p>
        </text:list-item>
        <text:list-item>
          <text:p text:style-name="P7">Click "OK"</text:p>
        </text:list-item>
        <text:list-item>
          <text:p text:style-name="P7">Control-Click on the printer and select rename</text:p>
        </text:list-item>
        <text:list-item>
          <text:p text:style-name="P7">Enter a name that you will remember</text:p>
        </text:list-item>
        <text:list-item>
          <text:p text:style-name="P7">Click "OK"</text:p>
        </text:list-item>
        <text:list-item>
          <text:p text:style-name="P7">The printer should now be set up. You may optionally print a test page to verify that this is the case.</text:p>
        </text:list-item>
      </text:list>
      <text:p text:style-name="Heading_20_1"><text:soft-page-break/>Ubuntu</text:p>
      <text:p text:style-name="Heading_20_2">Color Printer</text:p>
      <text:p text:style-name="Heading_20_3">With Generic Driver</text:p>
      <text:list xml:id="list4211433668720245408" text:style-name="L19">
        <text:list-item>
          <text:p text:style-name="P2">Open "System Settings"</text:p>
        </text:list-item>
        <text:list-item>
          <text:p text:style-name="P2">Click "Printers"</text:p>
        </text:list-item>
        <text:list-item>
          <text:p text:style-name="P2">Click "Add"</text:p>
        </text:list-item>
        <text:list-item>
          <text:p text:style-name="P2">Select "Enter URI" in the menu at left</text:p>
        </text:list-item>
        <text:list-item>
          <text:p text:style-name="P2">Type "ipp://129.105.79.70" and click "Forward"</text:p>
        </text:list-item>
        <text:list-item>
          <text:p text:style-name="P2">On the "New Printer" page choose "Select printer from database" and choose "G<text:span text:style-name="T2">e</text:span>neric"</text:p>
        </text:list-item>
        <text:list-item>
          <text:p text:style-name="P2">Click "Forward"</text:p>
        </text:list-item>
        <text:list-item>
          <text:p text:style-name="P2">Choose "PostScript" at left and then "Generic PostScript Printer Foomatic/Postscript [en]"</text:p>
        </text:list-item>
        <text:list-item>
          <text:p text:style-name="P2">Click "Forward"</text:p>
        </text:list-item>
        <text:list-item>
          <text:p text:style-name="P2">Choose names and locations that make sense and click "Forward"</text:p>
        </text:list-item>
        <text:list-item>
          <text:p text:style-name="P2">The printer should now be set up. You may optionally print a test page to verify that this is the case.</text:p>
        </text:list-item>
      </text:list>
      <text:p text:style-name="Heading_20_3">With Manufacturer's Driver</text:p>
      <text:list xml:id="list6129309330741548772" text:style-name="L20">
        <text:list-item>
          <text:p text:style-name="P3">Obtain the correct driver (can be obtained from Box, Google Drive, or by searching on the Manufacturer's web site)</text:p>
        </text:list-item>
        <text:list-item>
          <text:p text:style-name="P3">Open "System Settings"</text:p>
        </text:list-item>
        <text:list-item>
          <text:p text:style-name="P3">Click "Printers"</text:p>
        </text:list-item>
        <text:list-item>
          <text:p text:style-name="P3">Click "Add"</text:p>
        </text:list-item>
        <text:list-item>
          <text:p text:style-name="P3">Select "Enter URI" in the menu at left</text:p>
        </text:list-item>
        <text:list-item>
          <text:p text:style-name="P3">Type "ipp://129.105.79.70" and click "Forward"</text:p>
        </text:list-item>
        <text:list-item>
          <text:p text:style-name="P3">Select "Provide PPD file" and select the appropriate file using the dialog box, then click "Forward"</text:p>
        </text:list-item>
        <text:list-item>
          <text:p text:style-name="P3">Click "Forward"</text:p>
        </text:list-item>
        <text:list-item>
          <text:p text:style-name="P3">Click "Apply"</text:p>
        </text:list-item>
        <text:list-item>
          <text:p text:style-name="P3">The printer should now be set up. You may optionally print a test page to verify that this is the case.</text:p>
        </text:list-item>
      </text:list>
      <text:p text:style-name="Heading_20_2"><text:soft-page-break/>Black and White Printer</text:p>
      <text:list xml:id="list2883403397491118399" text:style-name="L21">
        <text:list-item>
          <text:p text:style-name="P5">Open System Settings</text:p>
        </text:list-item>
        <text:list-item>
          <text:p text:style-name="P5">Click "Printers"</text:p>
        </text:list-item>
        <text:list-item>
          <text:p text:style-name="P5">Click "Add"</text:p>
        </text:list-item>
        <text:list-item>
          <text:p text:style-name="P5">Select "Enter URI" in the menu at left</text:p>
        </text:list-item>
        <text:list-item>
          <text:p text:style-name="P5">Type "ipp://129.105.79.70" and click "Forward"</text:p>
        </text:list-item>
        <text:list-item>
          <text:p text:style-name="P5">Select "Select printer from database" and choose "HP", then click "Forward"</text:p>
        </text:list-item>
        <text:list-item>
          <text:p text:style-name="P5">On the left, select "LaserJet p4015n" and click "Forward"</text:p>
        </text:list-item>
        <text:list-item>
          <text:p text:style-name="P5">Check "Duplexer installed" and click "Forward"</text:p>
        </text:list-item>
        <text:list-item>
          <text:p text:style-name="P4">Click "Apply"</text:p>
        </text:list-item>
        <text:list-item>
          <text:p text:style-name="P4">The printer should now be set up. You may optionally print a test page to verify that this is the cas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en" fo:country="US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ing_20_1" style:display-name="Heading 1" style:family="paragraph" style:parent-style-name="Heading" style:class="text"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class="text">
      <style:text-properties fo:font-weight="bold" style:font-weight-asian="bold" style:font-weight-complex="bold"/>
    </style:style>
    <style:style style:name="Heading_20_3" style:display-name="Heading 3" style:family="paragraph" style:parent-style-name="Heading" style:class="text">
      <style:text-properties fo:font-size="12pt" fo:font-weight="bold" officeooo:rsid="0010f621" style:font-size-asian="12pt" style:font-weight-asian="bold" style:font-size-complex="12pt" style:font-weight-complex="bold"/>
    </style:style>
    <style:style style:name="Heading_20_4" style:display-name="Heading 4" style:family="paragraph" style:parent-style-name="Heading" style:class="text"/>
    <style:style style:name="Title" style:family="paragraph" style:parent-style-name="Heading" style:class="chapter">
      <style:paragraph-properties>
        <style:tab-stops>
          <style:tab-stop style:position="3.598cm"/>
        </style:tab-stops>
      </style:paragraph-properties>
      <style:text-properties fo:font-size="18pt" fo:font-weight="bold" style:font-size-asian="18pt" style:font-weight-asian="bold" style:font-size-complex="18pt" style:font-weight-complex="bold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8T21:43:00</meta:creation-date>
    <meta:initial-creator>Donald Bronson</meta:initial-creator>
    <dc:language>en-CA</dc:language>
    <dc:date>2016-10-27T11:18:42.274752079</dc:date>
    <meta:editing-cycles>6</meta:editing-cycles>
    <meta:editing-duration>PT23M10S</meta:editing-duration>
    <meta:generator>LibreOffice/5.1.4.2$Linux_X86_64 LibreOffice_project/10m0$Build-2</meta:generator>
    <meta:document-statistic meta:table-count="0" meta:image-count="0" meta:object-count="0" meta:page-count="3" meta:paragraph-count="59" meta:word-count="493" meta:character-count="2761" meta:non-whitespace-character-count="237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